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9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 fo:text-indent="0.4923in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5" style:parent-style-name="Textbody" style:family="paragraph">
      <style:paragraph-properties fo:line-height="150%"/>
    </style:style>
    <style:style style:name="T5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7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" style:parent-style-name="Textbody" style:family="paragraph">
      <style:paragraph-properties fo:line-height="150%" fo:text-indent="0.4923in"/>
    </style:style>
    <style:style style:name="T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line-height="150%" fo:text-indent="0.4923in"/>
    </style:style>
    <style:style style:name="T8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 fo:text-indent="0.4923in"/>
    </style:style>
    <style:style style:name="T10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0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1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P1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33" style:parent-style-name="Textbody" style:family="paragraph">
      <style:paragraph-properties fo:line-height="150%" fo:text-indent="0.4923in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P14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42" style:parent-style-name="Textbody" style:family="paragraph">
      <style:paragraph-properties fo:line-height="150%" fo:text-indent="0.4923in"/>
    </style:style>
    <style:style style:name="T14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4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46" style:parent-style-name="Textbody" style:family="paragraph">
      <style:paragraph-properties fo:line-height="150%" fo:text-indent="0.4923in"/>
    </style:style>
    <style:style style:name="T1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48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P15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5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65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9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0" style:parent-style-name="Textbody" style:family="paragraph">
      <style:paragraph-properties fo:line-height="150%"/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2">Томский государственный университет систем управления и</text:p>
      <text:p text:style-name="P3">радиоэлектроники</text:p>
      <text:p text:style-name="P4"/>
      <text:p text:style-name="P5">Кафедра автоматизированных систем управления</text:p>
      <text:p text:style-name="P6"/>
      <text:p text:style-name="P7"/>
      <text:p text:style-name="P8">Лабораторная работа №1</text:p>
      <text:p text:style-name="P9">«Составление технического задания и соглашения о требованиях»</text:p>
      <text:p text:style-name="P10">по дисциплине «Технология разработки программного обеспечения»</text:p>
      <text:p text:style-name="P11"/>
      <text:p text:style-name="P12">учебное пособие В.Т. Калайда, В.В. Романенко</text:p>
      <text:p text:style-name="P13">«Технология разработки программного »</text:p>
      <text:p text:style-name="P14"/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1.2018</text:p>
      <text:p text:style-name="P21"/>
      <text:p text:style-name="P22"/>
      <text:p text:style-name="P23">г. Среднеуральск 2018</text:p>
      <text:soft-page-break/>
      <text:p text:style-name="P24">Содержание</text:p>
      <text:list text:style-name="LFO1" text:continue-numbering="true">
        <text:list-item>
          <text:p text:style-name="P25">Введение</text:p>
        </text:list-item>
        <text:list-item>
          <text:p text:style-name="P26">Основание для разработки</text:p>
        </text:list-item>
        <text:list-item>
          <text:p text:style-name="P27">Назначение разработки</text:p>
        </text:list-item>
        <text:list-item>
          <text:p text:style-name="P28">Требования к программе или программному изделию</text:p>
        </text:list-item>
        <text:list-item>
          <text:p text:style-name="P29">Требования к программной документации</text:p>
        </text:list-item>
        <text:list-item>
          <text:p text:style-name="P30">Технико-экономические показатели</text:p>
        </text:list-item>
        <text:list-item>
          <text:p text:style-name="P31">Стадии и этапы разработки</text:p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1 Техническое задание</text:p>
      <text:p text:style-name="P48">1.1<text:s/>Введение</text:p>
      <text:p text:style-name="P49"><text:span text:style-name="T50">Разрабатываемое программное обеспечение – конвертор<text:s/></text:span><text:span text:style-name="T51">IMS</text:span><text:span text:style-name="T52"><text:s/>(далее –<text:s/></text:span><text:span text:style-name="T53">MigrateIMS</text:span><text:span text:style-name="T54">), предназначен для конвертирования исходного формата данных в новый формат данных, с использованием заданных правил преобразования.</text:span></text:p>
      <text:p text:style-name="P55"><text:span text:style-name="T56"><text:tab/></text:span><text:span text:style-name="T57">Конвертор<text:s/></text:span><text:span text:style-name="T58">MigrateIMS</text:span><text:span text:style-name="T59"><text:s/>используется для помощи техническому персоналу телефонных станций (далее – АТС), для выполнения</text:span><text:span text:style-name="T60"><text:s/>автоматического конвертирования исходной базы абонентских номеров</text:span><text:span text:style-name="T61">,</text:span><text:span text:style-name="T62"><text:s/>существующего телефонного коммутационного оборудования (далее - АТС) в фо</text:span><text:span text:style-name="T63">рмат, используемый на виртуальной платформе коммутации (далее - <text:s/>vIMS) в процессе подготовки к переносу (далее – миграции) абонентов на новую платформу<text:s/></text:span><text:span text:style-name="T64">vIMS</text:span><text:span text:style-name="T65">.</text:span></text:p>
      <text:p text:style-name="P66"/>
      <text:p text:style-name="P67">1.2<text:s/>Основание для разработки</text:p>
      <text:p text:style-name="P68">Разработка ведётся на основании следующих документов:</text:p>
      <text:list text:style-name="LFO2" text:continue-numbering="true">
        <text:list-item>
          <text:p text:style-name="P69">Данное техническое<text:s/>задание</text:p>
        </text:list-item>
      </text:list>
      <text:p text:style-name="P70"/>
      <text:p text:style-name="P71">1.3<text:s/>Назначение разработки</text:p>
      <text:p text:style-name="P72">Функциональное и<text:s/>эксплуатационное назначение программы:</text:p>
      <text:p text:style-name="P73"><text:span text:style-name="T74">Данная программа предназначена для преобразования исходной базы данных, в новый формат, пригодный для импортирования в БД программного коммутатора<text:s/></text:span><text:span text:style-name="T75">vIMS</text:span><text:span text:style-name="T76">.</text:span></text:p>
      <text:p text:style-name="P77"/>
      <text:p text:style-name="P78"/>
      <text:p text:style-name="P79"/>
      <text:p text:style-name="P80"/>
      <text:soft-page-break/>
      <text:p text:style-name="P81">1.4<text:s/>Технические требование к программе или программному изделию</text:p>
      <text:p text:style-name="P82"><text:span text:style-name="T83">1.4.1<text:s/></text:span><text:span text:style-name="T84">Т</text:span><text:span text:style-name="T85">ребования</text:span><text:span text:style-name="T86"><text:s/>к</text:span><text:span text:style-name="T87"><text:s/>функциональным характеристикам</text:span></text:p>
      <text:p text:style-name="P88"><text:s/><text:tab/>-<text:s/>Программа может работать<text:s/>как в консольном, так и в графическом режимах.</text:p>
      <text:p text:style-name="P89">-<text:s/>В графическом режиме должны поддерживаться работа с клавиатурой и манипулятором типа «мышь».</text:p>
      <text:p text:style-name="P90">-<text:s/>Программа должна<text:s/>генерировать данные, в формате, пригодном для последующего импорта в БД vIMS.</text:p>
      <text:p text:style-name="P91">-<text:s/>Программа должна<text:s/>иметь возможность поддерживать работу с разными типами и форматами входных данных в зависимости от типа АТС.</text:p>
      <text:p text:style-name="P92">-<text:s/>Правила<text:s/>интерпретации атрибутов из<text:s/>исходных<text:s/>структур данных в новые структуры, должны описываться в конфигурационных файлах (далее - <text:s/>шаблонах).</text:p>
      <text:p text:style-name="P93">-<text:s/>Программа должна<text:s/>иметь возможность работать с разными наборами шаблонов.</text:p>
      <text:p text:style-name="P94">-<text:s/>Программа должна считывать настройки и правила обработки (шаблоны) из конфигурационного файла.</text:p>
      <text:p text:style-name="P95">-<text:s/>Программа<text:s/>должна<text:s/>иметь возможность выполнять<text:s/>конфигурирование шаблонов<text:s/>и формирование конфигурационного файла<text:s/>в графическом режиме.</text:p>
      <text:p text:style-name="P96">-<text:s/>Для каждого сеанса работы должен формироваться<text:s/>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97">-<text:s/>Программа<text:s/>должна иметь возможность просмотра журнала<text:s/>в графическом режиме.</text:p>
      <text:p text:style-name="P98"/>
      <text:p text:style-name="P99"/>
      <text:soft-page-break/>
      <text:p text:style-name="P100"><text:span text:style-name="T101">1.4.2<text:s/></text:span><text:span text:style-name="T102">Т</text:span><text:span text:style-name="T103">ребования</text:span><text:span text:style-name="T104"><text:s/>к надёжности</text:span></text:p>
      <text:p text:style-name="P105">-<text:s/>надежность выдачи правильных результатов проверяется выполнением интеграционных тестов.</text:p>
      <text:p text:style-name="P106">-<text:s/>Контроль выходных данных проверяется на предмет вхождения каждого информационного атрибута в разрешённый диапазон.</text:p>
      <text:p text:style-name="P107">-<text:s/>Ошибочные действия пользователя, неверные значения конфигурационных данных, неверный формат или<text:s/>тип входных данных<text:s/>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08"/>
      <text:p text:style-name="P109">1.4.3<text:s/>Требования к<text:s/>эксплуатации</text:p>
      <text:p text:style-name="P110">-<text:s/>Пользователь должен иметь уверенные навыки работы<text:s/>с компьютером.</text:p>
      <text:p text:style-name="P111">-<text:s/>Персонал, выполняющий работы по конвертированию данных должен<text:s/>иметь достаточную квалификацию и знания по работе с<text:s/>продуктом vIMS.</text:p>
      <text:p text:style-name="P112">-<text:s/>Уметь выполнять групповой импорт абонентов в БД vIMS, знать тип и формат данных формируемых для импорта в БД vIMS.</text:p>
      <text:p text:style-name="P113">-<text:s/>Уметь разбираться в структуре входных данных,<text:s/>подаваемых на вход конвертера.</text:p>
      <text:p text:style-name="P114">-<text:s/>Уметь<text:s/>составлять правила конвертирования.</text:p>
      <text:p text:style-name="P115"/>
      <text:p text:style-name="P116"/>
      <text:p text:style-name="P117"/>
      <text:p text:style-name="P118"/>
      <text:p text:style-name="P119"/>
      <text:p text:style-name="P120"/>
      <text:soft-page-break/>
      <text:p text:style-name="P121">1.4.4 Требования к составу и<text:s/>параметрам технических средств</text:p>
      <text:p text:style-name="P122">Программное обеспечение разрабатывается для персональной ЭВМ (IBM PC - <text:s/>совместимой) с характеристиками не ниже:</text:p>
      <text:p text:style-name="P123"><text:tab/>- процессор с частотой 1ГГц;</text:p>
      <text:p text:style-name="P124"><text:tab/>- объем ОЗУ 4Гб;</text:p>
      <text:p text:style-name="P125"><text:span text:style-name="T126"><text:tab/>- графический адаптер<text:s/></text:span><text:span text:style-name="T127">SVGA</text:span><text:span text:style-name="T128">;</text:span></text:p>
      <text:p text:style-name="P129"><text:tab/>- клавиатура и манипулятор типа «мышь»;</text:p>
      <text:p text:style-name="P130"><text:tab/>- сетевой адаптер Ethernet;</text:p>
      <text:p text:style-name="P131"/>
      <text:p text:style-name="P132">1.4.5 Требования к информационной и программной совмести</text:p>
      <text:p text:style-name="P133"><text:span text:style-name="T134">-<text:s/></text:span><text:span text:style-name="T135">операционная система (</text:span><text:span text:style-name="T136">Windows</text:span><text:span text:style-name="T137">-10,<text:s/></text:span><text:span text:style-name="T138">Linux</text:span><text:span text:style-name="T139">)</text:span></text:p>
      <text:p text:style-name="P140">-<text:s/>Язык программирования -<text:s/>Python с версией не ниже<text:s/>3.6.х.<text:s/></text:p>
      <text:p text:style-name="P141"/>
      <text:p text:style-name="P142"><text:span text:style-name="T143">1.5<text:s/></text:span><text:span text:style-name="T144">Т</text:span><text:span text:style-name="T145">ребования к программной документации</text:span></text:p>
      <text:p text:style-name="P146"><text:span text:style-name="T147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48">reStructuredText</text:span><text:span text:style-name="T149"><text:s/>и должна<text:s/></text:span><text:span text:style-name="T150">содержать следующие пункты:</text:span></text:p>
      <text:p text:style-name="P151">-<text:s/>Описание процедуры установки необходимой версии интерпретатора Python.</text:p>
      <text:p text:style-name="P152">-<text:s/>Описание процедуры установки программы.</text:p>
      <text:p text:style-name="P153">-<text:s/>Общее описание процесса конвертирования.</text:p>
      <text:p text:style-name="P154">-<text:s/>Описание синтаксиса командной строки.</text:p>
      <text:p text:style-name="P155">-<text:s/>Описание подготовки исходных данных в<text:s/>зависимости от типа конвертируемой АТС.<text:s/></text:p>
      <text:p text:style-name="P156">-<text:s/>Описание структуры шаблонов с правилами преобразования и заполнения.</text:p>
      <text:soft-page-break/>
      <text:p text:style-name="P157">-<text:s/>Описание вариантов использования конвертера.</text:p>
      <text:p text:style-name="P158">-<text:s/>Формат использования документации - статические HTML страницы.</text:p>
      <text:p text:style-name="P159"/>
      <text:p text:style-name="P160">1.6<text:s/>Технико-экономические показатели</text:p>
      <text:p text:style-name="P161">Программа является узкоспециализированной и не имеет аналогов.</text:p>
      <text:p text:style-name="P162">Использование данной программы для конвертирования больших массивов данных абонентов в разы сокращает временной интервал процедур подготовки и переноса, что уменьшает временные и ресурсные затраты<text:s/>персонала, а также позволяет максимально уменьшить время простоя связи для абонентов переключаемой АТС.</text:p>
      <text:p text:style-name="P163"/>
      <text:list text:style-name="LFO5" text:continue-numbering="true">
        <text:list-item>
          <text:list>
            <text:list-item>
              <text:p text:style-name="P164">Стадии и этапы разработки</text:p>
            </text:list-item>
          </text:list>
        </text:list-item>
      </text:list>
      <text:p text:style-name="P165">-<text:s/>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66">-<text:s/>Разработка концептуальной модели функционирования будущей программы.</text:p>
      <text:p text:style-name="P167">-<text:s/>Непосредственная разработка законченного программного средства (рабочий проект).</text:p>
      <text:p text:style-name="P168">-<text:s/>Отладка и тестирование.</text:p>
      <text:p text:style-name="P169">-<text:s/>Внедрение.</text:p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5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1-23T04:01:00Z</dc:date>
    <meta:template xlink:href="Normal.dotm" xlink:type="simple"/>
    <meta:editing-cycles>24</meta:editing-cycles>
    <meta:editing-duration>PT13140S</meta:editing-duration>
    <meta:document-statistic meta:page-count="7" meta:paragraph-count="11" meta:word-count="893" meta:character-count="5976" meta:row-count="42" meta:non-whitespace-character-count="5094"/>
  </office:meta>
</office:document-meta>
</file>